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2" fo:widows="2" fo:text-indent="0in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color="#202122" style:font-name="sans-serif" fo:font-size="10.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 puppy</text:span><text:span text:style-name="T2"> </text:span><text:span text:style-name="T1">is a </text:span><text:a xlink:type="simple" xlink:href="https://en.wikipedia.org/wiki/Juvenile_(organism)" text:style-name="Internet_20_link" text:visited-style-name="Visited_20_Internet_20_Link"><text:span text:style-name="T3">juvenile</text:span></text:a><text:span text:style-name="T2"> </text:span><text:a xlink:type="simple" xlink:href="https://en.wikipedia.org/wiki/Dog" text:style-name="Internet_20_link" text:visited-style-name="Visited_20_Internet_20_Link"><text:span text:style-name="T3">dog</text:span></text:a><text:span text:style-name="T1">. Some puppies can weigh 1–1.5 kg (1-3 lb), while larger ones can weigh up to 7–11 kg (15-23 lb). All healthy puppies grow quickly after birth. A puppy's coat color may change as the puppy grows older, as is commonly seen in breeds such as the </text:span><text:a xlink:type="simple" xlink:href="https://en.wikipedia.org/wiki/Yorkshire_Terrier" text:style-name="Internet_20_link" text:visited-style-name="Visited_20_Internet_20_Link"><text:span text:style-name="T3">Yorkshire Terrier</text:span></text:a><text:span text:style-name="T1">. Puppy refers specifically to young dogs,</text:span><text:bookmark text:name="cite_ref-1"/><text:a xlink:type="simple" xlink:href="https://en.wikipedia.org/wiki/Puppy#cite_note-1" text:style-name="Internet_20_link" text:visited-style-name="Visited_20_Internet_20_Link"><text:span text:style-name="T4">[1]</text:span></text:a><text:span text:style-name="T2"> </text:span><text:span text:style-name="T1">while </text:span><text:span text:style-name="T5">pup</text:span><text:span text:style-name="T2"> </text:span><text:span text:style-name="T1">may be used for other animals such as </text:span><text:a xlink:type="simple" xlink:href="https://en.wikipedia.org/wiki/Wolf" text:style-name="Internet_20_link" text:visited-style-name="Visited_20_Internet_20_Link"><text:span text:style-name="T3">wolves</text:span></text:a><text:span text:style-name="T1">, </text:span><text:a xlink:type="simple" xlink:href="https://en.wikipedia.org/wiki/Pinniped" text:style-name="Internet_20_link" text:visited-style-name="Visited_20_Internet_20_Link"><text:span text:style-name="T3">seals</text:span></text:a><text:span text:style-name="T1">, </text:span><text:a xlink:type="simple" xlink:href="https://en.wikipedia.org/wiki/Giraffes" text:style-name="Internet_20_link" text:visited-style-name="Visited_20_Internet_20_Link"><text:span text:style-name="T3">giraffes</text:span></text:a><text:span text:style-name="T1">, </text:span><text:a xlink:type="simple" xlink:href="https://en.wikipedia.org/wiki/Guinea_pigs" text:style-name="Internet_20_link" text:visited-style-name="Visited_20_Internet_20_Link"><text:span text:style-name="T3">guinea pigs</text:span></text:a><text:span text:style-name="T1">, </text:span><text:a xlink:type="simple" xlink:href="https://en.wikipedia.org/wiki/Rats" text:style-name="Internet_20_link" text:visited-style-name="Visited_20_Internet_20_Link"><text:span text:style-name="T3">rats</text:span></text:a><text:span text:style-name="T2"> </text:span><text:span text:style-name="T1">or </text:span><text:a xlink:type="simple" xlink:href="https://en.wikipedia.org/wiki/Sharks" text:style-name="Internet_20_link" text:visited-style-name="Visited_20_Internet_20_Link"><text:span text:style-name="T3">sharks</text:span></text:a><text:span text:style-name="T1">.</text:span><text:bookmark text:name="cite_ref-2"/><text:a xlink:type="simple" xlink:href="https://en.wikipedia.org/wiki/Puppy#cite_note-2" text:style-name="Internet_20_link" text:visited-style-name="Visited_20_Internet_20_Link"><text:span text:style-name="T4">[2]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2:02:40.164641019</meta:creation-date>
    <dc:date>2021-11-02T12:03:02.698794291</dc:date>
    <meta:editing-duration>PT23S</meta:editing-duration>
    <meta:editing-cycles>1</meta:editing-cycles>
    <meta:document-statistic meta:table-count="0" meta:image-count="0" meta:object-count="0" meta:page-count="1" meta:paragraph-count="1" meta:word-count="80" meta:character-count="436" meta:non-whitespace-character-count="359"/>
    <meta:generator>LibreOffice/6.4.2.2$Linux_X86_64 LibreOffice_project/40$Build-2</meta:generator>
  </office:meta>
</office:document-meta>
</file>